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62d" officeooo:paragraph-rsid="0014a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oCheng platform 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9:14:18.040633542</meta:creation-date>
    <dc:date>2015-12-19T09:15:25.62725486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30" meta:non-whitespace-character-count="28"/>
    <meta:generator>LibreOffice/4.2.8.2$Linux_x86 LibreOffice_project/420m0$Build-2</meta:generator>
  </office:meta>
</office:document-meta>
</file>